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Gras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line-height="100%" fo:text-align="justify" style:justify-single-word="false"/>
    </style:style>
    <style:style style:name="P2" style:family="paragraph" style:parent-style-name="Text_20_body">
      <style:paragraph-properties fo:line-height="100%" fo:text-align="justify" style:justify-single-word="false"/>
    </style:style>
    <style:style style:name="P3" style:family="paragraph" style:parent-style-name="Text_20_body">
      <style:text-properties officeooo:paragraph-rsid="000e1f57"/>
    </style:style>
    <style:style style:name="P4" style:family="paragraph" style:parent-style-name="Text_20_body">
      <style:paragraph-properties fo:line-height="115%" fo:text-align="justify" style:justify-single-word="false"/>
      <style:text-properties officeooo:rsid="000b412a" officeooo:paragraph-rsid="0012a9b8"/>
    </style:style>
    <style:style style:name="P5" style:family="paragraph" style:parent-style-name="Heading_20_1">
      <style:text-properties officeooo:rsid="000e1f57" officeooo:paragraph-rsid="000e1f57"/>
    </style:style>
    <style:style style:name="P6" style:family="paragraph" style:parent-style-name="Footer">
      <style:paragraph-properties fo:text-align="center" style:justify-single-word="false"/>
    </style:style>
    <style:style style:name="T1" style:family="text">
      <style:text-properties officeooo:rsid="0012a325"/>
    </style:style>
    <style:style style:name="T2" style:family="text">
      <style:text-properties officeooo:rsid="00158893"/>
    </style:style>
    <style:style style:name="T3" style:family="text">
      <style:text-properties officeooo:rsid="0016a6a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troduction</text:h>
      <text:p text:style-name="P4">Le thème de notre projet est l’élaboration d’un lecteur mp3 audio <text:span text:style-name="T2">en c++ avec l’utilisation des designs patterns</text:span>. <text:span text:style-name="T3">Nous nous sommes inspirés des modèles de lecteurs connus tels que vlc, media player. En rapport avec ces derniers, notre lecteur </text:span></text:p>
      <text:p text:style-name="P1"/>
      <text:p text:style-name="P1">Le thème de ce projet fut l’élaboration d’un jeu-vidéo de survie RPG dans un</text:p>
      <text:p text:style-name="P1">monde médiéval. L’idée de base était de s’inspirer de différents RPG, bien sûr, mais</text:p>
      <text:p text:style-name="P1">aussi de Project Zomboid, Castle crashers pour les statistiques du personnage et</text:p>
      <text:p text:style-name="P1">1Dwarf Fortress. En rapport à ce dernier, il fallait faire un système poussé de locali-</text:p>
      <text:p text:style-name="P1">sation de blessures, voire des états. Il en résulte un jeu vu de dessus où on contrôle</text:p>
      <text:p text:style-name="P1">notre personnage en temps réel et affrontons quelques zombies dans un terrain</text:p>
      <text:p text:style-name="P1">unique pour le moment, mais interchangeable grâce au lecteur de carte de la classe</text:p>
      <text:p text:style-name="P1">Monde.</text:p>
      <text:p text:style-name="P1"/>
      <text:h text:style-name="P5" text:outline-level="1">Description des classes</text:h>
      <text:p text:style-name="P3"/>
      <text:h text:style-name="P5" text:outline-level="1">Patterns </text:h>
      <text:p text:style-name="P3"/>
      <text:h text:style-name="P5" text:outline-level="1">Difficultés rencontrés</text:h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Gras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3cm" fo:margin-bottom="0.212cm" loext:contextual-spacing="false" fo:text-indent="0cm" style:auto-text-indent="false" style:page-number="auto"/>
      <style:text-properties style:font-name="Liberation Serif1" fo:font-family="'Liberation Serif'" style:font-style-name="Gras" style:font-family-generic="roman" style:font-pitch="variable" fo:font-size="14pt" fo:font-weight="bold" style:font-size-asian="130%" style:font-weight-asian="bold" style:font-size-complex="130%" style:font-weight-complex="6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3T08:51:08.028609293</meta:creation-date>
    <meta:generator>LibreOffice/5.1.4.2$Linux_X86_64 LibreOffice_project/10m0$Build-2</meta:generator>
    <dc:date>2016-11-13T13:17:56.510288403</dc:date>
    <meta:editing-duration>PT2H41M43S</meta:editing-duration>
    <meta:editing-cycles>16</meta:editing-cycles>
    <meta:document-statistic meta:table-count="0" meta:image-count="0" meta:object-count="0" meta:page-count="2" meta:paragraph-count="14" meta:word-count="146" meta:character-count="888" meta:non-whitespace-character-count="754"/>
  </office:meta>
</office:document-meta>
</file>